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F0000010A5895CBA0A558053C.png" manifest:media-type="image/png"/>
  <manifest:file-entry manifest:full-path="Pictures/1000000000000125000001ADB93B2D692F0EB048.png" manifest:media-type="image/png"/>
  <manifest:file-entry manifest:full-path="Pictures/10000000000001110000010B5A96ED6F4DA4A5A9.png" manifest:media-type="image/png"/>
  <manifest:file-entry manifest:full-path="Pictures/100000000000022700000239B588FD384A68DE2A.png" manifest:media-type="image/png"/>
  <manifest:file-entry manifest:full-path="Pictures/1000000000000188000001B8483525027B82F9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style:style>
    <style:style style:name="P6" style:family="paragraph" style:parent-style-name="Standard">
      <style:text-properties fo:color="#c9211e" loext:opacity="100%" fo:language="de" fo:country="DE"/>
    </style:style>
    <style:style style:name="P7" style:family="paragraph" style:parent-style-name="Text_20_body">
      <style:text-properties fo:color="#c9211e" loext:opacity="100%" fo:language="de" fo:country="DE"/>
    </style:style>
    <style:style style:name="P8" style:family="paragraph" style:parent-style-name="Text_20_body">
      <style:paragraph-properties fo:break-before="page"/>
      <style:text-properties fo:font-style="italic"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color="#000000" loext:opacity="100%" fo:language="de" fo:country="DE" fo:font-style="italic" style:font-style-asian="italic" style:font-style-complex="italic"/>
    </style:style>
    <style:style style:name="P11" style:family="paragraph" style:parent-style-name="Text_20_body">
      <style:text-properties fo:color="#3465a4" loext:opacity="100%" fo:language="de" fo:country="DE" fo:font-style="italic" style:font-style-asian="italic" style:font-style-complex="italic"/>
    </style:style>
    <style:style style:name="P12" style:family="paragraph" style:parent-style-name="Table_20_Contents">
      <style:text-properties fo:color="#3465a4" loext:opacity="100%" fo:font-style="italic" style:font-style-asian="italic" style:font-style-complex="italic"/>
    </style:style>
    <style:style style:name="P13" style:family="paragraph" style:parent-style-name="Table_20_Contents">
      <style:text-properties fo:font-weight="bold" style:font-weight-asian="bold" style:font-weight-complex="bold"/>
    </style:style>
    <style:style style:name="P14" style:family="paragraph" style:parent-style-name="Standard" style:master-page-name="MP0">
      <style:paragraph-properties style:page-number="auto" fo:break-before="page"/>
      <style:text-properties fo:font-size="24pt" style:font-size-asian="24pt" style:font-size-complex="24pt"/>
    </style:style>
    <style:style style:name="P15" style:family="paragraph" style:parent-style-name="Text_20_body" style:list-style-name="L1"/>
    <style:style style:name="P16" style:family="paragraph" style:parent-style-name="Text_20_body" style:list-style-name="L1">
      <style:text-properties fo:language="de" fo:country="DE" fo:font-style="italic" style:font-style-asian="italic" style:font-style-complex="italic"/>
    </style:style>
    <style:style style:name="P17"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18" style:family="paragraph" style:parent-style-name="Text_20_body">
      <style:text-properties fo:language="de" fo:country="DE" officeooo:rsid="001385e4" officeooo:paragraph-rsid="0014dae5"/>
    </style:style>
    <style:style style:name="P19" style:family="paragraph" style:parent-style-name="Text_20_body" style:list-style-name="L1">
      <style:text-properties fo:font-style="italic" style:font-style-asian="italic" style:font-style-complex="italic"/>
    </style:style>
    <style:style style:name="P20" style:family="paragraph" style:parent-style-name="Text_20_body" style:list-style-name="L1">
      <style:text-properties fo:color="#000000" loext:opacity="100%" fo:language="de" fo:country="DE" fo:font-style="italic" style:font-style-asian="italic" style:font-style-complex="italic"/>
    </style:style>
    <style:style style:name="P21" style:family="paragraph" style:parent-style-name="Text_20_body">
      <style:text-properties fo:color="#000000" loext:opacity="100%" fo:language="de" fo:country="DE" fo:font-style="italic" officeooo:rsid="001385e4" officeooo:paragraph-rsid="001385e4" style:font-style-asian="italic" style:font-style-complex="italic"/>
    </style:style>
    <style:style style:name="P22" style:family="paragraph" style:parent-style-name="Text_20_body">
      <style:text-properties fo:color="#000000" loext:opacity="100%" fo:language="de" fo:country="DE" fo:font-style="italic" style:font-style-asian="italic" style:font-style-complex="italic"/>
    </style:style>
    <style:style style:name="P23" style:family="paragraph" style:parent-style-name="Text_20_body">
      <style:text-properties fo:color="#000000" loext:opacity="100%" fo:language="de" fo:country="DE" fo:font-style="italic" officeooo:rsid="000b722b" officeooo:paragraph-rsid="000b722b" style:font-style-asian="italic" style:font-style-complex="italic"/>
    </style:style>
    <style:style style:name="P24" style:family="paragraph" style:parent-style-name="Text_20_body">
      <style:text-properties fo:color="#000000" loext:opacity="100%" fo:language="de" fo:country="DE" fo:font-style="italic" officeooo:rsid="00085dfc" officeooo:paragraph-rsid="00085dfc" style:font-style-asian="italic" style:font-style-complex="italic"/>
    </style:style>
    <style:style style:name="P25" style:family="paragraph" style:parent-style-name="Text_20_body">
      <style:text-properties fo:color="#000000" loext:opacity="100%" fo:language="de" fo:country="DE" fo:font-style="italic" officeooo:rsid="000a1c9f" officeooo:paragraph-rsid="000a1c9f" style:font-style-asian="italic" style:font-style-complex="italic"/>
    </style:style>
    <style:style style:name="P26" style:family="paragraph" style:parent-style-name="Text_20_body">
      <style:text-properties fo:color="#000000" loext:opacity="100%" fo:language="de" fo:country="DE" fo:font-style="italic" officeooo:rsid="0007d8ed" officeooo:paragraph-rsid="0007d8ed" style:font-style-asian="italic" style:font-style-complex="italic"/>
    </style:style>
    <style:style style:name="P27" style:family="paragraph" style:parent-style-name="Text_20_body" style:list-style-name="L1">
      <style:text-properties fo:color="#000000" loext:opacity="100%" fo:font-style="italic" style:font-style-asian="italic" style:font-style-complex="italic"/>
    </style:style>
    <style:style style:name="P28" style:family="paragraph" style:parent-style-name="Text_20_body">
      <style:text-properties fo:color="#000000" loext:opacity="100%" fo:font-style="italic" officeooo:paragraph-rsid="000c8289" style:font-style-asian="italic" style:font-style-complex="italic"/>
    </style:style>
    <style:style style:name="P29" style:family="paragraph" style:parent-style-name="Text_20_body">
      <style:text-properties fo:color="#000000" loext:opacity="100%" fo:font-style="italic" style:font-style-asian="italic" style:font-style-complex="italic"/>
    </style:style>
    <style:style style:name="P30" style:family="paragraph" style:parent-style-name="Text_20_body">
      <style:text-properties fo:color="#3465a4" loext:opacity="100%" fo:language="de" fo:country="DE" fo:font-style="italic" style:font-style-asian="italic" style:font-style-complex="italic"/>
    </style:style>
    <style:style style:name="P31" style:family="paragraph" style:parent-style-name="Text_20_body">
      <style:text-properties fo:color="#3465a4" loext:opacity="100%" fo:language="de" fo:country="DE" fo:font-style="italic" officeooo:rsid="001385e4" officeooo:paragraph-rsid="00188134" style:font-style-asian="italic" style:font-style-complex="italic"/>
    </style:style>
    <style:style style:name="P32" style:family="paragraph" style:parent-style-name="Text_20_body">
      <style:text-properties officeooo:rsid="001385e4" officeooo:paragraph-rsid="001385e4"/>
    </style:style>
    <style:style style:name="P33" style:family="paragraph" style:parent-style-name="Text_20_body">
      <style:text-properties officeooo:rsid="0015a624" officeooo:paragraph-rsid="0015a624"/>
    </style:style>
    <style:style style:name="P34" style:family="paragraph" style:parent-style-name="Text_20_body">
      <style:text-properties officeooo:paragraph-rsid="0015a624"/>
    </style:style>
    <style:style style:name="P35" style:family="paragraph" style:parent-style-name="Text_20_body">
      <style:text-properties officeooo:paragraph-rsid="00170f8f"/>
    </style:style>
    <style:style style:name="P36" style:family="paragraph" style:parent-style-name="Text_20_body">
      <style:text-properties officeooo:rsid="0018b1b9" officeooo:paragraph-rsid="001d0f79"/>
    </style:style>
    <style:style style:name="P37" style:family="paragraph" style:parent-style-name="Text_20_body">
      <style:text-properties officeooo:paragraph-rsid="000e2c71"/>
    </style:style>
    <style:style style:name="P38" style:family="paragraph" style:parent-style-name="Überschrift_20_1">
      <style:text-properties fo:language="de" fo:country="DE"/>
    </style:style>
    <style:style style:name="P39" style:family="paragraph" style:parent-style-name="Überschrift_20_3">
      <style:text-properties fo:language="de" fo:country="DE"/>
    </style:style>
    <style:style style:name="P40" style:family="paragraph" style:parent-style-name="Überschrift_20_3">
      <style:text-properties fo:language="de" fo:country="DE" officeooo:rsid="00170f8f" officeooo:paragraph-rsid="00170f8f"/>
    </style:style>
    <style:style style:name="P41" style:family="paragraph" style:parent-style-name="Überschrift_20_4">
      <style:text-properties fo:language="de" fo:country="DE"/>
    </style:style>
    <style:style style:name="P42" style:family="paragraph" style:parent-style-name="Überschrift_20_4">
      <style:text-properties fo:language="de" fo:country="DE" fo:font-style="italic" officeooo:paragraph-rsid="000e2c71" style:font-style-asian="italic" style:font-style-complex="italic"/>
    </style:style>
    <style:style style:name="P43" style:family="paragraph" style:parent-style-name="Überschrift_20_4">
      <style:text-properties fo:color="#000000" loext:opacity="100%" fo:language="de" fo:country="DE"/>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fo:font-style="italic" officeooo:rsid="00188134" style:font-style-asian="italic" style:font-style-complex="italic"/>
    </style:style>
    <style:style style:name="T4" style:family="text">
      <style:text-properties fo:language="de" fo:country="DE" officeooo:rsid="000c8289"/>
    </style:style>
    <style:style style:name="T5" style:family="text">
      <style:text-properties fo:language="de" fo:country="DE" officeooo:rsid="00170f8f"/>
    </style:style>
    <style:style style:name="T6" style:family="text">
      <style:text-properties fo:language="de" fo:country="DE" officeooo:rsid="00188134"/>
    </style:style>
    <style:style style:name="T7" style:family="text">
      <style:text-properties fo:language="de" fo:country="DE" officeooo:rsid="001976a4"/>
    </style:style>
    <style:style style:name="T8" style:family="text">
      <style:text-properties fo:language="de" fo:country="DE" officeooo:rsid="001d0f79"/>
    </style:style>
    <style:style style:name="T9" style:family="text">
      <style:text-properties fo:font-style="italic" style:font-style-asian="italic" style:font-style-complex="italic"/>
    </style:style>
    <style:style style:name="T10" style:family="text">
      <style:text-properties fo:color="#000000" loext:opacity="100%"/>
    </style:style>
    <style:style style:name="T11" style:family="text">
      <style:text-properties fo:color="#000000" loext:opacity="100%" fo:language="de" fo:country="DE" fo:font-style="italic" style:font-style-asian="italic" style:font-style-complex="italic"/>
    </style:style>
    <style:style style:name="T12" style:family="text">
      <style:text-properties fo:font-size="18pt" style:font-size-asian="18pt" style:font-size-complex="18pt"/>
    </style:style>
    <style:style style:name="T13" style:family="text">
      <style:text-properties fo:color="#3465a4" loext:opacity="100%" fo:language="de" fo:country="DE"/>
    </style:style>
    <style:style style:name="T14" style:family="text">
      <style:text-properties fo:color="#3465a4" loext:opacity="100%" fo:language="de" fo:country="DE" fo:font-style="italic" style:font-style-asian="italic" style:font-style-complex="italic"/>
    </style:style>
    <style:style style:name="T15"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6" style:family="text">
      <style:text-properties fo:color="#3465a4" loext:opacity="100%" fo:language="de" fo:country="DE" fo:font-style="italic" fo:font-weight="bold" style:font-style-asian="italic" style:font-weight-asian="bold" style:font-style-complex="italic" style:font-weight-complex="bold"/>
    </style:style>
    <style:style style:name="T17" style:family="text">
      <style:text-properties fo:color="#3465a4" loext:opacity="100%" fo:font-style="italic" style:font-style-asian="italic" style:font-style-complex="italic"/>
    </style:style>
    <style:style style:name="T18" style:family="text">
      <style:text-properties fo:color="#c9211e" loext:opacity="100%" fo:language="de" fo:country="DE"/>
    </style:style>
    <style:style style:name="T19" style:family="text">
      <style:text-properties officeooo:rsid="000c8289"/>
    </style:style>
    <style:style style:name="T20" style:family="text">
      <style:text-properties officeooo:rsid="000dcf37"/>
    </style:style>
    <style:style style:name="T21" style:family="text">
      <style:text-properties officeooo:rsid="0014dae5"/>
    </style:style>
    <style:style style:name="T22" style:family="text">
      <style:text-properties officeooo:rsid="0015a624"/>
    </style:style>
    <style:style style:name="T23" style:family="text">
      <style:text-properties officeooo:rsid="0016c628"/>
    </style:style>
    <style:style style:name="T24" style:family="text">
      <style:text-properties officeooo:rsid="001881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6"/>
      <text:p text:style-name="P7"/>
      <text:p text:style-name="P8">Allgemeine Anmerkungen:</text:p>
      <text:list xml:id="list857121715" text:style-name="L1">
        <text:list-item>
          <text:p text:style-name="P16">Gesamt-Punktzahl: 60P (zum Bestehen mit 4,0 werden 30P benötigt)</text:p>
        </text:list-item>
        <text:list-item>
          <text:p text:style-name="P16">die Aufgabenbeschreibung (der blaue Text) und die mögliche Punktanzahl muss im Dokument erhalten bleiben</text:p>
        </text:list-item>
        <text:list-item>
          <text:p text:style-name="P16">es darf nicht auf andere Kapitel als alleiniger Leistungsnachweis verwiesen werden (z.B. in der Form “XY wurde schon in Kapitel 2 behandelt, daher hier keine Ausführung”)</text:p>
        </text:list-item>
        <text:list-item>
          <text:p text:style-name="P16">alles muss in UTF-8 codiert sein (Text und Code)</text:p>
        </text:list-item>
        <text:list-item>
          <text:p text:style-name="P16">das Dokument muss als PDF abgegeben werden</text:p>
        </text:list-item>
        <text:list-item>
          <text:p text:style-name="P16">es gibt keine mündlichen Nebenabreden / Ausnahmen – alles muss so bearbeitet werden, wie es schriftlich gefordert ist</text:p>
        </text:list-item>
        <text:list-item>
          <text:p text:style-name="P16">alles muss ins Repository (Code, Ausarbeitung und alles was damit zusammenhängt)</text:p>
        </text:list-item>
        <text:list-item>
          <text:p text:style-name="P16">die Beispiele sollten wenn möglich vom aktuellen Stand genommen werden</text:p>
          <text:list>
            <text:list-item>
              <text:p text:style-name="P16">finden sich dort keine entsprechenden Beispiele, dürfen auch ältere Commits unter Verweis auf den Commit verwendet werden</text:p>
            </text:list-item>
            <text:list-item>
              <text:p text:style-name="P16">Ausnahme: beim Kapitel “Refactoring” darf von vorne herein aus allen Ständen frei gewählt werden (mit Verweis auf den entsprechenden Commit)</text:p>
            </text:list-item>
          </text:list>
        </text:list-item>
        <text:list-item>
          <text:p text:style-name="P16">falls verlangte Negativ-Beispiele nicht vorhanden sind, müssen entsprechend mehr Positiv-Beispiele gebracht werden</text:p>
          <text:list>
            <text:list-item>
              <text:p text:style-name="P17">Achtung: werden im Code entsprechende Negativ-Beispiele gefunden, gibt es keine Punkte für die zusätzlichen Positiv-Beispiele sondern 0,5P Abzug für das fehlende Negativ-Beispiel</text:p>
            </text:list-item>
            <text:list-item>
              <text:p text:style-name="P19">Beispiel</text:p>
              <text:list>
                <text:list-item>
                  <text:p text:style-name="P15"><text:span text:style-name="Absatz-Standardschriftart"><text:span text:style-name="T2">“Nennen Sie jeweils eine Klasse, die das SRP einhält bzw. verletzt.” </text:span></text:span><text:span text:style-name="Absatz-Standardschriftart"><text:span text:style-name="T9">(2P)</text:span></text:span></text:p>
                  <text:list>
                    <text:list-item>
                      <text:p text:style-name="P16">Antwort: Es gibt keine Klasse, die SRP verletzt, daher hier 2 Klassen, die SRP einhalten: [Klasse 1], [Klasse 2]</text:p>
                    </text:list-item>
                    <text:list-item>
                      <text:p text:style-name="P16">Bewertung: falls im Code tatsächlich keine Klasse das SRP verletzt: 2P <text:s/>ODER falls im Code mind. eine Klasse SRP verletzt: 1P</text:p>
                    </text:list-item>
                  </text:list>
                </text:list-item>
              </text:list>
            </text:list-item>
          </text:list>
        </text:list-item>
        <text:list-item>
          <text:p text:style-name="P16">verlangte Positiv-Beispiele müssen gebracht werden – im Zweifel müssen sie extra für die Lösung der Aufgabe implementiert werden</text:p>
        </text:list-item>
        <text:list-item>
          <text:p text:style-name="P16">Code-Beispiel = Code in das Dokument kopieren (inkl. Syntax-Highlighting)</text:p>
        </text:list-item>
        <text:list-item>
          <text:p text:style-name="P16">falls Bezug auf den Code genommen wird: entsprechende Code-Teile in das Dokument kopieren (inkl Syntax-Highlighting)</text:p>
        </text:list-item>
        <text:list-item>
          <text:p text:style-name="P16">bei UML-Diagrammen immer die öffentlichen Methoden und Felder angegeben – private Methoden/Felder nur angeben, wenn sie zur Klärung beitragen</text:p>
        </text:list-item>
        <text:list-item>
          <text:p text:style-name="P16"><text:soft-page-break/>bei UML-Diagrammen immer unaufgefordert die zusammenspielenden Klassen ergänzen, falls diese Teil der Aufgabe sind</text:p>
        </text:list-item>
        <text:list-item>
          <text:p text:style-name="P16">Klassennamen/Variablennamen/etc im Dokument so benennen, wie sie im Code benannt sind (z.B. im Dokument nicht anfangen, englische Klassennamen zu übersetzen)</text:p>
        </text:list-item>
        <text:list-item>
          <text:p text:style-name="P16">die Aufgaben sind von vorne herein bekannt und müssen wie gefordert gelöst werden – z.B. ist es keine Lösung zu schreiben, dass es das nicht im Code gibt</text:p>
          <text:list>
            <text:list-item>
              <text:p text:style-name="P19">Beispiel 1</text:p>
              <text:list>
                <text:list-item>
                  <text:p text:style-name="P15"><text:span text:style-name="Absatz-Standardschriftart"><text:span text:style-name="T2">Aufgabe: </text:span></text:span><text:span text:style-name="Absatz-Standardschriftart"><text:span text:style-name="T11"><text:s/>Analyse und Begründung des Einsatzes von 2 Fake/Mock-Objekten</text:span></text:span></text:p>
                </text:list-item>
                <text:list-item>
                  <text:p text:style-name="P20">Antwort: Es wurden keine Fake/Mock-Objekte gebraucht.</text:p>
                </text:list-item>
                <text:list-item>
                  <text:p text:style-name="P27">Punkte: 0P</text:p>
                </text:list-item>
              </text:list>
            </text:list-item>
            <text:list-item>
              <text:p text:style-name="P27">Beispiel 2</text:p>
              <text:list>
                <text:list-item>
                  <text:p text:style-name="P20">Aufgabe: <text:s/>UML, Beschreibung und Begründung des Einsatzes eines Repositories</text:p>
                </text:list-item>
                <text:list-item>
                  <text:p text:style-name="P20">Antwort: Die Applikation enthält kein Repository</text:p>
                </text:list-item>
                <text:list-item>
                  <text:p text:style-name="P27">Punkte</text:p>
                  <text:list>
                    <text:list-item>
                      <text:p text:style-name="P20">falls (was quasi nie vorkommt) die Fachlichkeit tatsächlich kein Repository hergibt: volle Punktzahl</text:p>
                    </text:list-item>
                    <text:list-item>
                      <text:p text:style-name="P20">falls die Fachlichkeit in irgendeiner Form ein Repository hergibt (auch wenn es nicht implementiert wurde): 0P</text:p>
                    </text:list-item>
                  </text:list>
                </text:list-item>
              </text:list>
            </text:list-item>
            <text:list-item>
              <text:p text:style-name="P27">Beispiel 3</text:p>
              <text:list>
                <text:list-item>
                  <text:p text:style-name="P20">Aufgabe: <text:s/>UML von 2 implementierte unterschiedliche Entwurfsmuster aus der Vorlesung</text:p>
                </text:list-item>
                <text:list-item>
                  <text:p text:style-name="P20">Antwort: <text:s/>es wurden keine Entwurfsmuster gebraucht/implementiert</text:p>
                </text:list-item>
                <text:list-item>
                  <text:p text:style-name="P27">Punkt: 0P</text:p>
                </text:list-item>
              </text:list>
            </text:list-item>
          </text:list>
        </text:list-item>
      </text:list>
      <text:p text:style-name="P9"/>
      <text:p text:style-name="P9"/>
      <text:p text:style-name="P9"/>
      <text:p text:style-name="P9"/>
      <text:p text:style-name="P9"/>
      <text:h text:style-name="Überschrift_20_1" text:outline-level="1"><text:soft-page-break/></text:h>
      <text:h text:style-name="Überschrift_20_1" text:outline-level="1">Kapitel 1: <text:span text:style-name="Absatz-Standardschriftart"><text:span text:style-name="T12">Einführung</text:span></text:span> <text:s/>(4P)</text:h>
      <text:h text:style-name="P39" text:outline-level="3">Übersicht über die Applikation (1P)</text:h>
      <text:p text:style-name="P11">[Was macht die Applikation? Wie funktioniert sie? Welches Problem löst sie/welchen Zweck hat sie?]</text:p>
      <text:p text:style-name="P26">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26">Durch die Anwendung betreten die Sudokus, welche häufig in analoger Form häufig gespielt werden die digitale Welt. Des Weiteren werden immer neue Sudokus generiert, welches ein abwechslungsreiches Spielerlebnis bietet.</text:p>
      <text:h text:style-name="P39" text:outline-level="3">Starten der Applikation (1P)</text:h>
      <text:p text:style-name="P11">[Wie startet man die Applikation? Was für Voraussetzungen werden benötigt? Schritt-für-Schritt-Anleitung]</text:p>
      <text:p text:style-name="P24">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25">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p>
      <text:h text:style-name="P39" text:outline-level="3"><text:soft-page-break/></text:h>
      <text:h text:style-name="P39" text:outline-level="3" text:is-list-header="true"/>
      <text:h text:style-name="P39" text:outline-level="3"/>
      <text:h text:style-name="P39" text:outline-level="3">Technischer Überblick (2P)</text:h>
      <text:p text:style-name="P11">[Nennung und Erläuterung der Technologien (z.B. Java, MySQL, …), jeweils Begründung für den Einsatz der Technologien]</text:p>
      <text:p text:style-name="P23">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p>
      <text:p text:style-name="P11"/>
      <text:h text:style-name="Überschrift_20_1" text:outline-level="1">Kapitel 2: Clean Archite<text:span text:style-name="Absatz-Standardschriftart"><text:span text:style-name="T12">cture (8P)</text:span></text:span></text:h>
      <text:h text:style-name="Überschrift_20_3" text:outline-level="3">Was ist Clean Architecture? <text:span text:style-name="Absatz-Standardschriftart"><text:span text:style-name="T1">(1P)</text:span></text:span></text:h>
      <text:p text:style-name="P11">[allgemeine Beschreibung der Clean Architecture in eigenen Worten]</text:p>
      <text:p text:style-name="P28"><text:span text:style-name="T1">Clean Architecture ist ein Architekturmuster / </text:span><text:span text:style-name="T4">Vorgehensweise</text:span><text:span text:style-name="T1"> für die Softwareentwicklung, das darauf abzielt, den Code sauber, wartbar und unabhängig von externen Einflüssen zu gestalten </text:span><text:span text:style-name="T4">und aufzubauen</text:span><text:span text:style-name="T1">. </text:span><text:span text:style-name="T4">Dabei </text:span><text:span text:style-name="T1">basiert </text:span><text:span text:style-name="T4">es im wesentlichen</text:span><text:span text:style-name="T1"> auf den Prinzipien des SOLID-Prinzipien.</text:span></text:p>
      <text:p text:style-name="P28">Die Clean Architecture fördert eine klare Trennung von Verantwortlichkeiten und Schichten in einer Anwendung. Sie definiert verschiedene Schichten, die jeweils spezifische Aufgaben erfüllen. <text:span text:style-name="T19">Hierbei gibt es verschiedene Architekturmodelle wie beispielsweise Schichtenarchitektur oder hexagonale Architektur.</text:span></text:p>
      <text:p text:style-name="P10">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29">Das Hauptziel der Clean Architecture besteht darin, eine klare Trennung zwischen den verschiedenen Schichten zu erreichen, wodurch die Austauschbarkeit, Testbarkeit und Wartbarkeit der Software verbessert wird.</text:p>
      <text:p text:style-name="P11"/>
      <text:h text:style-name="P39" text:outline-level="3"><text:soft-page-break/></text:h>
      <text:h text:style-name="P39" text:outline-level="3">Analyse der Dependency Rule (3P)</text:h>
      <text:p text:style-name="P11">[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21">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h text:style-name="P41" text:outline-level="4">Positiv-Beispiel 1: Dependency Rule</text:h>
      <text:p text:style-name="P32">In diesem Beispiel greift der UserAdapter auf das Model User zu. Der UserAdapter kümmert sich um das Laden und Speichern von Nutzern. Hierzu wird das Model aus dem Domainkern benötigt. Dies ist ein erlaubter Zugriff. Der UserAdapter implementiert das Interface UserPort. <text:span text:style-name="T21">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 </text:span></text:p>
      <text:p text:style-name="Text_20_body"><draw:frame draw:style-name="fr1" draw:name="Image1" text:anchor-type="char" svg:x="1.55in" svg:y="0.1744in" svg:width="3.4228in" svg:height="3.8417in" draw:z-index="0"><draw:image xlink:href="Pictures/1000000000000188000001B8483525027B82F900.png" xlink:type="simple" xlink:show="embed" xlink:actuate="onLoad" draw:mime-type="image/png"/></draw:frame></text:p>
      <text:h text:style-name="P41" text:outline-level="4" text:is-list-header="true"><text:soft-page-break/></text:h>
      <text:h text:style-name="P41" text:outline-level="4" text:is-list-header="true"/>
      <text:h text:style-name="P41" text:outline-level="4" text:is-list-header="true">Positiv-Beispiel 2: Dependency Rule</text:h>
      <text:p text:style-name="P18">In diesem Beispiel greift der <text:span text:style-name="T22">SudokuPersistenceAdapter</text:span> auf das Model <text:span text:style-name="T22">Sudoku </text:span>zu. Der <text:span text:style-name="T22">SudokuPersistenceAdapter </text:span>kümmert sich um das Laden, Speichern <text:span text:style-name="T22">und Löschen</text:span> von <text:span text:style-name="T22">Sudokus</text:span>. Hierzu wird das Model aus dem Domainkern benötigt. Dies ist ein erlaubter Zugriff. Der <text:span text:style-name="T22">SudokuPersistenceAdapter </text:span>implementiert das Interface <text:span text:style-name="T22">SudokuPersistencePort</text:span>. <text:span text:style-name="T21">Durch den Port ist die Adapterschicht abstrahiert und kann verändert werden ohne den Domainkern zu beeinflussen. Sollten beispielsweise </text:span><text:span text:style-name="T22">Sudokus</text:span><text:span text:style-name="T21"> zukünftig in einer Datenbank gespeichert werden, muss nur die Adapterklasse verändert werden. De</text:span><draw:frame draw:style-name="fr1" draw:name="Image2" text:anchor-type="char" svg:x="1.3866in" svg:y="1.8925in" svg:width="3.9854in" svg:height="4.1154in" draw:z-index="1"><draw:image xlink:href="Pictures/100000000000022700000239B588FD384A68DE2A.png" xlink:type="simple" xlink:show="embed" xlink:actuate="onLoad" draw:mime-type="image/png"/></draw:frame><text:span text:style-name="T21">r Rest bleibt von dieser Änderung unberührt. </text:span></text:p>
      <text:h text:style-name="P41" text:outline-level="4"/>
      <text:h text:style-name="P41" text:outline-level="4" text:is-list-header="true"/>
      <text:h text:style-name="P41" text:outline-level="4" text:is-list-header="true"/>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Positiv-Beispiel 3: Dependency Rule</text:h>
      <text:p text:style-name="P33">In diesem Beispiel greift eine Klasse der Applicationschicht auf den Domainkern zu. Konkret handelt es sich um den DifficultySelectionDialogService. Dieser kümmert sich darum, den Schwierigkeitsgrad des zu erstellenden Sudokus zu ermitteln. <text:span text:style-name="T23">Dazu benötigt es das Model Difficulty. Difficulty ist ein Enum, welches die unterschiedlichen Schwieirgkeitsgrade beinhaltet. Hierbei handel es sich um einen Zugriff von außen nach innen. </text:span></text:p>
      <text:p text:style-name="P34"/>
      <text:p text:style-name="Text_20_body"/>
      <text:p text:style-name="Text_20_body"/>
      <text:p text:style-name="Text_20_body"><text:soft-page-break/></text:p>
      <text:p text:style-name="Text_20_body"/>
      <text:p text:style-name="Text_20_body"><draw:frame draw:style-name="fr1" draw:name="Image3" text:anchor-type="char" svg:x="1.4681in" svg:y="-0.589in" svg:width="2.8437in" svg:height="2.7811in" draw:z-index="2"><draw:image xlink:href="Pictures/10000000000001110000010B5A96ED6F4DA4A5A9.png" xlink:type="simple" xlink:show="embed" xlink:actuate="onLoad" draw:mime-type="image/png"/></draw:frame></text:p>
      <text:p text:style-name="Text_20_body"/>
      <text:p text:style-name="Text_20_body"/>
      <text:p text:style-name="Text_20_body"/>
      <text:h text:style-name="P41" text:outline-level="4"/>
      <text:h text:style-name="P41" text:outline-level="4"/>
      <text:h text:style-name="P41" text:outline-level="4"/>
      <text:h text:style-name="P41" text:outline-level="4">Negativ-Beispiel: Dependency Rule</text:h>
      <text:h text:style-name="P40" text:outline-level="3">TODO: In das Projekt einbauen...</text:h>
      <text:p text:style-name="P35"><text:span text:style-name="T5"/></text:p>
      <text:h text:style-name="P39" text:outline-level="3">Analyse der Schichten (4P)</text:h>
      <text:p text:style-name="P11">[jeweils 1 Klasse zu 2 unterschiedlichen Schichten der Clean-Architecture: jeweils UML (mind. betreffende Klasse und ggf. auch zusammenspielenden Klassen), Beschreibung der Aufgabe, Einordnung mit Begründung in die Clean-Architecture]</text:p>
      <text:p text:style-name="P31"><text:span text:style-name="T10">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pan><text:s/></text:p>
      <text:h text:style-name="Überschrift_20_4" text:outline-level="4"><text:span text:style-name="T1">Schicht: </text:span><text:span text:style-name="T6">Domainschicht</text:span></text:h>
      <text:p text:style-name="P36"><text:span text:style-name="T7">Die Domain-Schicht enthält das Kernmodell Ihrer Anwendung und definiert die Geschäftslogik. </text:span><text:span text:style-name="T8">I</text:span><text:span text:style-name="T1">n unserem konkreten Anwendungsfall </text:span><text:span text:style-name="T7">gibt es beispielsweise die Modelle Sudoku, Difficulty, User. Diese Klassen bilden das Kernmodell der Anwendung. </text:span></text:p>
      <text:p text:style-name="P36"><text:span text:style-name="T7"/></text:p>
      <text:h text:style-name="P42" text:outline-level="4" text:is-list-header="true"><draw:frame draw:style-name="fr1" draw:name="Image5" text:anchor-type="char" svg:x="1.6035in" svg:y="0.1563in" svg:width="2.7071in" svg:height="3.9634in" draw:z-index="4"><draw:image xlink:href="Pictures/1000000000000125000001ADB93B2D692F0EB048.png" xlink:type="simple" xlink:show="embed" xlink:actuate="onLoad" draw:mime-type="image/png"/></draw:frame><text:soft-page-break/></text:h>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Schicht: <text:span text:style-name="T20">Adapter</text:span><text:span text:style-name="T24">schicht</text:span></text:h>
      <text:p text:style-name="P37"><text:span text:style-name="T3">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span></text:p>
      <text:p text:style-name="P37"><draw:frame draw:style-name="fr1" draw:name="Image4" text:anchor-type="char" svg:x="1.8299in" svg:y="0.1661in" svg:width="2.6409in" svg:height="2.3189in" draw:z-index="3"><draw:image xlink:href="Pictures/100000000000012F0000010A5895CBA0A558053C.png" xlink:type="simple" xlink:show="embed" xlink:actuate="onLoad" draw:mime-type="image/png"/></draw:frame><text:span text:style-name="T3"/></text:p>
      <text:p text:style-name="P37"><text:span text:style-name="T3"/></text:p>
      <text:h text:style-name="P42" text:outline-level="4" text:is-list-header="true"/>
      <text:p text:style-name="P5"/>
      <text:h text:style-name="P38" text:outline-level="1"><text:soft-page-break/></text:h>
      <text:h text:style-name="P38" text:outline-level="1"/>
      <text:h text:style-name="P38" text:outline-level="1"/>
      <text:h text:style-name="P38" text:outline-level="1">Kapitel 3: SOLID (8P)</text:h>
      <text:h text:style-name="P39" text:outline-level="3">Analyse SRP (3P)</text:h>
      <text:p text:style-name="P11">[zwei Klassen als positives Beispiel und eine Klasse als negatives Beispiel für SRP; <text:s/>jeweils UML und Beschreibung der Aufgabe bzw. der Aufgaben und möglicher Lösungsweg des Negativ-Beispiels (inkl. UML)]</text:p>
      <text:h text:style-name="P41" text:outline-level="4">Positiv-Beispiel 1</text:h>
      <text:h text:style-name="P41" text:outline-level="4">Positiv-Beispiel 2</text:h>
      <text:h text:style-name="P41" text:outline-level="4">Negativ-Beispiel</text:h>
      <text:p text:style-name="P5"/>
      <text:h text:style-name="P39" text:outline-level="3">Analyse OCP (3P)</text:h>
      <text:p text:style-name="P11">[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43" text:outline-level="4">Positiv-Beispiel 1</text:h>
      <text:h text:style-name="P43" text:outline-level="4">Positiv-Beispiel 2</text:h>
      <text:h text:style-name="P43" text:outline-level="4">Negativ-Beispiel</text:h>
      <text:p text:style-name="P10"/>
      <text:h text:style-name="P39" text:outline-level="3">Analyse [LSP/ISP] (1P)</text:h>
      <text:p text:style-name="Text_20_body"><text:span text:style-name="Absatz-Standardschriftart"><text:span text:style-name="T14">[jeweils eine Klasse als positives und negatives Beispiel für entweder LSP </text:span></text:span><text:span text:style-name="Absatz-Standardschriftart"><text:span text:style-name="T15">oder</text:span></text:span><text:span text:style-name="Absatz-Standardschriftart"><text:span text:style-name="T14"> ISP; <text:s/>jeweils UML und Begründung, warum hier das Prinzip erfüllt/nicht erfüllt wird; beim Negativ-Beispiel UML einer möglichen Lösung hinzufügen]</text:span></text:span></text:p>
      <text:p text:style-name="P11">[Anm.: es darf nur ein Prinzip ausgewählt werden; es darf NICHT z.B. ein positives Beispiel für LSP und ein negatives Beispiel für ISP genommen werden]</text:p>
      <text:h text:style-name="P41" text:outline-level="4"><text:soft-page-break/>Positiv-Beispiel</text:h>
      <text:h text:style-name="P41" text:outline-level="4">Negativ-Beispiel</text:h>
      <text:h text:style-name="P39" text:outline-level="3">Analyse [DIP] (1P)</text:h>
      <text:p text:style-name="P11">[jeweils eine Klasse als positives und negatives Beispiel für DIP; <text:s/>jeweils UML und Begründung, warum hier das Prinzip erfüllt/nicht erfüllt wird; beim Negativ-Beispiel UML einer möglichen Lösung hinzufügen]</text:p>
      <text:h text:style-name="P41" text:outline-level="4">Positiv-Beispiel</text:h>
      <text:h text:style-name="P41" text:outline-level="4">Negativ-Beispiel</text:h>
      <text:p text:style-name="P5"/>
      <text:h text:style-name="P38"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18"> <text:s/></text:span></text:span><text:span text:style-name="Absatz-Standardschriftart"><text:span text:style-name="T1"><text:s text:c="2"/></text:span></text:span></text:h>
      <text:p text:style-name="Text_20_body"><text:span text:style-name="Absatz-Standardschriftart"><text:span text:style-name="T14">[eine </text:span></text:span><text:span text:style-name="Absatz-Standardschriftart"><text:span text:style-name="T16">bis jetzt noch nicht behandelte</text:span></text:span><text:span text:style-name="Absatz-Standardschriftart"><text:span text:style-name="T14"> Klasse als positives Beispiel geringer Kopplung; UML mit zusammenspielenden Klassen, Aufgabenbeschreibung der Klasse und Begründung, warum hier eine geringe Kopplung vorliegt]</text:span></text:span></text:p>
      <text:h text:style-name="P39" text:outline-level="3">Analyse GRASP: Polymorphismus (1,5P) <text:s/></text:h>
      <text:p text:style-name="P11">[eine Klasse als positives Beispiel entweder von Polymorphismus oder von Pure Fabrication; UML Diagramm und Begründung, warum es hier zum Einsatz kommt]</text:p>
      <text:h text:style-name="Überschrift_20_3" text:outline-level="3">Analyse GRASP: Pure Fabrication (1,5P) <text:s/></text:h>
      <text:p text:style-name="P11">[eine Klasse als positives Beispiel entweder von Polymorphismus oder von Pure Fabrication; UML Diagramm und Begründung, warum es hier zum Einsatz kommt]</text:p>
      <text:h text:style-name="P39" text:outline-level="3">DRY (2P)</text:h>
      <text:p text:style-name="P11">[ein Commit angeben, bei dem duplizierter Code/duplizierte Logik aufgelöst wurde; Code-Beispiele (vorher/nachher) einfügen; begründen und Auswirkung beschreiben – ggf. UML zum Verständnis ergänzen]</text:p>
      <text:h text:style-name="P38" text:outline-level="1"/>
      <text:h text:style-name="Überschrift_20_1" text:outline-level="1">Kapitel 5: <text:span text:style-name="Absatz-Standardschriftart"><text:span text:style-name="T12">Unit Tests</text:span></text:span> (8P)</text:h>
      <text:h text:style-name="Überschrift_20_3" text:outline-level="3">10 Unit Tests (2P)</text:h>
      <text:p text:style-name="P11">[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12">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9"/>
      <text:h text:style-name="Überschrift_20_3" text:outline-level="3">ATRIP: Automatic (1P)</text:h>
      <text:p text:style-name="P11">[Begründung/Erläuterung, wie ‘Automatic’ realisiert wurde]</text:p>
      <text:h text:style-name="P39" text:outline-level="3">ATRIP: Thorough (1P)</text:h>
      <text:p text:style-name="P11">[Code Coverage im Projekt analysieren und begründen]</text:p>
      <text:h text:style-name="P39" text:outline-level="3">ATRIP: Professional (1P)</text:h>
      <text:p text:style-name="P11">[1 positves Beispiel zu ‘Professional’; Code-Beispiel, Analyse und Begründung, was professionell ist]</text:p>
      <text:h text:style-name="P39" text:outline-level="3">Fakes und Mocks (3P)</text:h>
      <text:p text:style-name="Text_20_body"><text:span text:style-name="Absatz-Standardschriftart"><text:span text:style-name="T14">[Analyse und Begründung des Einsatzes von 2 Fake/Mock-Objekten (die Fake/Mocks sind </text:span></text:span><text:span text:style-name="Absatz-Standardschriftart"><text:span text:style-name="T15">ohne</text:span></text:span><text:span text:style-name="Absatz-Standardschriftart"><text:span text:style-name="T14">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11">[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13">Bezeichung</text:p>
          </table:table-cell>
          <table:table-cell table:style-name="Table2.A1" office:value-type="string">
            <text:p text:style-name="P13">Bedeutung</text:p>
          </table:table-cell>
          <table:table-cell table:style-name="Table2.A1" office:value-type="string">
            <text:p text:style-name="P13">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9"/>
      <text:h text:style-name="Überschrift_20_3" text:outline-level="3">Repositories (1,5P)</text:h>
      <text:p text:style-name="P11">[UML, Beschreibung und Begründung des Einsatzes eines Repositories; falls kein Repository vorhanden: ausführliche Begründung, warum es keines geben kann/hier nicht sinnvoll ist – NICHT, warum es nicht implementiert wurde]</text:p>
      <text:h text:style-name="P39" text:outline-level="3"><text:soft-page-break/>Aggregates (1,5P)</text:h>
      <text:p text:style-name="P11">[UML, Beschreibung und Begründung des Einsatzes eines Aggregates; falls kein Aggregate vorhanden: ausführliche Begründung, warum es keines geben kann/hier nicht sinnvoll ist– NICHT, warum es nicht implementiert wurde]</text:p>
      <text:h text:style-name="P39" text:outline-level="3">Entities (1,5P)</text:h>
      <text:p text:style-name="P11">[UML, Beschreibung und Begründung des Einsatzes einer Entity; falls keine Entity vorhanden: ausführliche Begründung, warum es keine geben kann/hier nicht sinnvoll ist– NICHT, warum es nicht implementiert wurde]</text:p>
      <text:h text:style-name="P39" text:outline-level="3">Value Objects (1,5P)</text:h>
      <text:p text:style-name="P11">[UML, Beschreibung und Begründung des Einsatzes eines Value Objects; falls kein Value Object vorhanden: ausführliche Begründung, warum es keines geben kann/hier nicht sinnvoll ist– NICHT, warum es nicht implementiert wurde]</text:p>
      <text:p text:style-name="P4"/>
      <text:h text:style-name="P38" text:outline-level="1">Kapitel 7: Refactoring (8P)</text:h>
      <text:h text:style-name="P39" text:outline-level="3">Code Smells (2P)</text:h>
      <text:p text:style-name="Text_20_body"><text:span text:style-name="Absatz-Standardschriftart"><text:span text:style-name="T14">[jeweils 1 Code-Beispiel zu 3 unterschiedlichen Code Smells aus der Vorlesung; jeweils Code-Beispiel und einen möglichen Lösungsweg bzw. den genommen Lösungsweg beschreiben (inkl.</text:span></text:span><text:span text:style-name="Absatz-Standardschriftart"><text:span text:style-name="T13"> </text:span></text:span><text:span text:style-name="Absatz-Standardschriftart"><text:span text:style-name="T17">(Pseudo-)Code)]</text:span></text:span></text:p>
      <text:h text:style-name="Überschrift_20_4" text:outline-level="4">[CODE SMELL 1]</text:h>
      <text:h text:style-name="Überschrift_20_4" text:outline-level="4">[CODE SMELL 2]</text:h>
      <text:h text:style-name="Überschrift_20_4" text:outline-level="4">[CODE SMELL 3]</text:h>
      <text:p text:style-name="P9"/>
      <text:h text:style-name="P39" text:outline-level="3">3 Refactorings (6P)</text:h>
      <text:p text:style-name="P11">[3 unterschiedliche Refactorings aus der Vorlesung anwenden, begründen, sowie UML vorher/nachher liefern; jeweils auf die Commits verweisen]</text:p>
      <text:p text:style-name="P5"/>
      <text:h text:style-name="P38" text:outline-level="1">Kapitel 8: Entwurfsmuster (8P)</text:h>
      <text:p text:style-name="Text_20_body"><text:span text:style-name="Absatz-Standardschriftart"><text:span text:style-name="T14">[2 unterschiedliche Entwurfsmuster aus der Vorlesung (oder </text:span></text:span><text:span text:style-name="Absatz-Standardschriftart"><text:span text:style-name="T15">nach Absprache</text:span></text:span><text:span text:style-name="Absatz-Standardschriftart"><text:span text:style-name="T14"> auch andere) jeweils sinnvoll einsetzen, begründen und UML-Diagramm]</text:span></text:span></text:p>
      <text:h text:style-name="P39" text:outline-level="3">Entwurfsmuster: [Name] (4P)</text:h>
      <text:h text:style-name="P39" text:outline-level="3">Entwurfsmuster: [Name] (4P)</text:h>
      <text:p text:style-name="P5"><text:s/></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6T16:43:15.391402821</dc:date>
    <meta:editing-cycles>272</meta:editing-cycles>
    <meta:editing-duration>PT2H19M13S</meta:editing-duration>
    <meta:document-statistic meta:table-count="2" meta:image-count="5" meta:object-count="0" meta:page-count="13" meta:paragraph-count="151" meta:word-count="2266" meta:character-count="16565" meta:non-whitespace-character-count="14445"/>
    <meta:template xlink:type="simple" xlink:actuate="onRequest" xlink:title="" xlink:href="Normal.dotm"/>
  </office:meta>
</office:document-meta>
</file>